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B60000066498A3588D9D08AB8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2.873cm" svg:height="17.464cm" draw:transform="rotate (-1.57306525482249) translate (14.716cm 1.675cm)">
          <draw:image xlink:href="Pictures/10000201000004B60000066498A3588D9D08AB85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1.4cm" fo:page-height="16.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24T19:19:13.533249143</meta:creation-date>
    <dc:date>2022-10-27T21:18:45.997112072</dc:date>
    <meta:editing-duration>P3DT1H49M32S</meta:editing-duration>
    <meta:editing-cycles>1</meta:editing-cycles>
    <meta:document-statistic meta:object-count="1"/>
    <meta:generator>LibreOffice/6.4.7.2$Linux_X86_64 LibreOffice_project/40$Build-2</meta:generator>
  </office:meta>
</office:document-meta>
</file>